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guments.removeArgument( String arg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rguments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guments.addArgument( String name , String value , String meta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guments.getArgumentsAsMap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rguments.removeArgument( int row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rguments.getArgu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guments.addArgument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guments.setArguments( List argu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guments.toString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Arguments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guments.Argu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guments.removeAllArgu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guments.getArgument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guments.getArgument( int row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rguments.addArgument( Argument ar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rguments.addEmptyArg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guments.removeArgument( Argument ar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